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text-align="justify" style:justify-single-word="false" style:page-number="auto"/>
      <style:text-properties style:use-window-font-color="true" loext:opacity="0%" style:font-name="Liberation Mono" fo:font-size="10pt" fo:language="ru" fo:country="RU" style:text-underline-style="none" fo:font-weight="normal" officeooo:paragraph-rsid="0068bf7c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language="ru" fo:country="RU" style:text-underline-style="none" fo:font-weight="normal" officeooo:paragraph-rsid="00673009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language="ru" fo:country="RU" style:text-underline-style="none" fo:font-weight="normal" officeooo:paragraph-rsid="00687456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use-window-font-color="true" loext:opacity="0%" style:font-name="Liberation Mono" fo:font-size="10pt" fo:language="ru" fo:country="RU" style:text-underline-style="none" fo:font-weight="normal" officeooo:paragraph-rsid="0068bf7c" style:letter-kerning="false" style:font-name-asian="Liberation Mono1" style:font-size-asian="10pt" style:language-asian="zh" style:country-asian="CN" style:font-weight-asian="normal" style:font-name-complex="Liberation Mono1" style:font-size-complex="10pt" style:language-complex="hi" style:country-complex="IN" style:font-weight-complex="normal"/>
    </style:style>
    <style:style style:name="P5" style:family="paragraph" style:parent-style-name="Standard">
      <style:text-properties officeooo:paragraph-rsid="00687456"/>
    </style:style>
    <style:style style:name="P6" style:family="paragraph" style:parent-style-name="Standard">
      <style:text-properties style:font-name="Times New Roman" fo:font-size="14pt" style:font-size-asian="14pt" style:font-size-complex="14pt"/>
    </style:style>
    <style:style style:name="P7" style:family="paragraph" style:parent-style-name="Standard">
      <style:text-properties style:font-name="Times New Roman" fo:font-size="14pt" officeooo:paragraph-rsid="00687456" style:font-size-asian="14pt" style:font-size-complex="14pt"/>
    </style:style>
    <style:style style:name="P8" style:family="paragraph" style:parent-style-name="Standard">
      <style:text-properties style:font-name="Times New Roman" fo:font-size="14pt" officeooo:paragraph-rsid="0068bf7c" style:font-size-asian="14pt" style:font-size-complex="14pt"/>
    </style:style>
    <style:style style:name="P9" style:family="paragraph" style:parent-style-name="Standard">
      <style:text-properties fo:color="#158466" loext:opacity="100%" style:font-name="Times New Roman" fo:font-size="14pt" officeooo:paragraph-rsid="00687456" style:font-size-asian="14pt" style:font-size-complex="14pt"/>
    </style:style>
    <style:style style:name="P10" style:family="paragraph" style:parent-style-name="Standard">
      <style:text-properties fo:color="#158466" loext:opacity="100%" style:font-name="Times New Roman" fo:font-size="14pt" officeooo:paragraph-rsid="0068bf7c" style:font-size-asian="14pt" style:font-size-complex="14pt"/>
    </style:style>
    <style:style style:name="T1" style:family="text">
      <style:text-properties style:use-window-font-color="true" loext:opacity="0%" fo:font-size="10pt" fo:language="ru" fo:country="RU" style:text-underline-style="none" fo:font-weight="normal" officeooo:rsid="0066c805" style:letter-kern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2" style:family="text">
      <style:text-properties style:use-window-font-color="true" loext:opacity="0%" style:font-name="Times New Roman" fo:font-size="10pt" fo:language="ru" fo:country="RU" style:text-underline-style="none" fo:font-weight="normal" officeooo:rsid="0066c805" style:letter-kerning="false" style:font-size-asian="10pt" style:language-asian="zh" style:country-asian="CN" style:font-weight-asian="normal" style:font-size-complex="10pt" style:language-complex="hi" style:country-complex="IN" style:font-weight-complex="normal"/>
    </style:style>
    <style:style style:name="T3" style:family="text">
      <style:text-properties style:use-window-font-color="true" loext:opacity="0%" style:font-name="Times New Roman" fo:language="ru" fo:country="RU" style:text-underline-style="none" fo:font-weight="normal" officeooo:rsid="0066c805" style:letter-kerning="false" style:language-asian="zh" style:country-asian="CN" style:font-weight-asian="normal" style:language-complex="hi" style:country-complex="IN" style:font-weight-complex="normal"/>
    </style:style>
    <style:style style:name="T4" style:family="text">
      <style:text-properties style:use-window-font-color="true" loext:opacity="0%" style:font-name="Times New Roman" fo:font-size="12pt" fo:language="ru" fo:country="RU" style:text-underline-style="none" fo:font-weight="normal" officeooo:rsid="0066c805" style:letter-kerning="false" style:font-size-asian="12pt" style:language-asian="zh" style:country-asian="CN" style:font-weight-asian="normal" style:font-size-complex="12pt" style:language-complex="hi" style:country-complex="IN" style:font-weight-complex="normal"/>
    </style:style>
    <style:style style:name="T5" style:family="text">
      <style:text-properties style:use-window-font-color="true" loext:opacity="0%" style:font-name="Times New Roman" fo:font-size="11pt" fo:language="ru" fo:country="RU" style:text-underline-style="none" fo:font-weight="normal" officeooo:rsid="0066c805" style:letter-kerning="false" style:font-size-asian="11pt" style:language-asian="zh" style:country-asian="CN" style:font-weight-asian="normal" style:font-size-complex="11pt" style:language-complex="hi" style:country-complex="IN" style:font-weight-complex="normal"/>
    </style:style>
    <style:style style:name="T6" style:family="text">
      <style:text-properties style:use-window-font-color="true" loext:opacity="0%" style:font-name="Times New Roman" fo:font-size="14pt" fo:language="ru" fo:country="RU" style:text-underline-style="none" fo:font-weight="normal" officeooo:rsid="0066c805" style:letter-kerning="false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7" style:family="text">
      <style:text-properties style:font-name="sans-serif" fo:font-size="15pt"/>
    </style:style>
    <style:style style:name="T8" style:family="text">
      <style:text-properties style:font-name="sans-serif" fo:font-size="15pt" officeooo:rsid="0068bf7c"/>
    </style:style>
    <style:style style:name="T9" style:family="text">
      <style:text-properties style:font-name="sans-serif" fo:font-size="17.25pt"/>
    </style:style>
    <style:style style:name="T10" style:family="text">
      <style:text-properties fo:font-size="15pt"/>
    </style:style>
    <style:style style:name="T11" style:family="text">
      <style:text-properties fo:font-size="15pt" officeooo:rsid="0068bf7c"/>
    </style:style>
    <style:style style:name="T12" style:family="text">
      <style:text-properties officeooo:rsid="0068bf7c"/>
    </style:style>
    <style:style style:name="T13" style:family="text">
      <style:text-properties style:font-name="Times New Roman"/>
    </style:style>
    <style:style style:name="T14" style:family="text">
      <style:text-properties style:font-name="Times New Roman" fo:font-size="15pt"/>
    </style:style>
    <style:style style:name="T15" style:family="text">
      <style:text-properties style:font-name="Times New Roman" fo:font-size="15pt" officeooo:rsid="0068bf7c"/>
    </style:style>
    <style:style style:name="T16" style:family="text">
      <style:text-properties style:font-name="Times New Roman" officeooo:rsid="0068bf7c"/>
    </style:style>
    <style:style style:name="T17" style:family="text">
      <style:text-properties style:font-name="Times New Roman" fo:font-size="12pt" style:font-size-asian="12pt" style:font-size-complex="12pt"/>
    </style:style>
    <style:style style:name="T18" style:family="text">
      <style:text-properties style:font-name="Times New Roman" fo:font-size="12pt" officeooo:rsid="0068bf7c" style:font-size-asian="12pt" style:font-size-complex="12pt"/>
    </style:style>
    <style:style style:name="T19" style:family="text">
      <style:text-properties style:font-name="Times New Roman" fo:font-size="11pt" style:font-size-asian="11pt" style:font-size-complex="11pt"/>
    </style:style>
    <style:style style:name="T20" style:family="text">
      <style:text-properties style:font-name="Times New Roman" fo:font-size="11pt" officeooo:rsid="0068bf7c" style:font-size-asian="11pt" style:font-size-complex="11pt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officeooo:rsid="0068bf7c" style:font-size-asian="14pt" style:font-size-complex="14pt"/>
    </style:style>
    <style:style style:name="T23" style:family="text">
      <style:text-properties style:font-name="Times New Roman" fo:font-size="14pt" fo:language="ru" fo:country="RU" style:text-underline-style="none" fo:font-weight="normal" officeooo:rsid="0066c805" style:letter-kerning="false" style:font-size-asian="14pt" style:language-asian="zh" style:country-asian="CN" style:font-weight-asian="normal" style:font-size-complex="14pt" style:language-complex="hi" style:country-complex="IN" style:font-weight-complex="normal"/>
    </style:style>
    <style:style style:name="T24" style:family="text">
      <style:text-properties fo:color="#158466" loext:opacity="100%" style:font-name="Times New Roman" fo:font-size="14pt" style:font-size-asian="14pt" style:font-size-complex="14pt"/>
    </style:style>
    <style:style style:name="T25" style:family="text">
      <style:text-properties fo:color="#158466" loext:opacity="100%" style:font-name="Times New Roman" fo:font-size="14pt" officeooo:rsid="0068bf7c" style:font-size-asian="14pt" style:font-size-complex="14pt"/>
    </style:style>
    <style:style style:name="T26" style:family="text">
      <style:text-properties fo:color="#158466" loext:opacity="100%" style:font-name="Times New Roman" fo:font-size="14pt" fo:language="ru" fo:country="RU" style:text-underline-style="none" fo:font-weight="normal" officeooo:rsid="0066c805" style:letter-kerning="false" style:font-size-asian="14pt" style:language-asian="zh" style:country-asian="CN" style:font-weight-asian="normal" style:font-size-complex="14pt" style:language-complex="hi" style:country-complex="IN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Source_20_Text"><text:span text:style-name="T21">1.Каким должно быть имя файла, в котором хранится код Java-классаSolution?</text:span></text:span></text:p>
      <text:p text:style-name="P4"><text:span text:style-name="Source_20_Text"><text:span text:style-name="T25">3. </text:span></text:span><text:span text:style-name="Source_20_Text"><text:span text:style-name="T24">Solution.java</text:span></text:span></text:p>
      <text:p text:style-name="P2"><text:span text:style-name="Source_20_Text"><text:span text:style-name="T21"/></text:span></text:p>
      <text:p text:style-name="P4"><text:span text:style-name="Source_20_Text"><text:span text:style-name="T21">2.Что такое Cat в следующем коде?</text:span></text:span></text:p>
      <text:p text:style-name="P4"><text:span text:style-name="Source_20_Text"><text:span text:style-name="T25">4. </text:span></text:span><text:span text:style-name="Source_20_Text"><text:span text:style-name="T24">Имя класса</text:span></text:span></text:p>
      <text:p text:style-name="P2"><text:span text:style-name="Source_20_Text"><text:span text:style-name="T21"/></text:span></text:p>
      <text:p text:style-name="P4"><text:span text:style-name="Source_20_Text"><text:span text:style-name="T21">3.С каких символов начинаются однострочные комментарии?</text:span></text:span></text:p>
      <text:p text:style-name="P4"><text:span text:style-name="Source_20_Text"><text:span text:style-name="T25">1. </text:span></text:span><text:span text:style-name="Source_20_Text"><text:span text:style-name="T24">//</text:span></text:span></text:p>
      <text:p text:style-name="P2"><text:span text:style-name="Source_20_Text"><text:span text:style-name="T21"/></text:span></text:p>
      <text:p text:style-name="P3"><text:span text:style-name="Source_20_Text"><text:span text:style-name="T21">4.Что расположено в круглых скобках в следующем коде? public void print (String s, int count) {}</text:span></text:span></text:p>
      <text:p text:style-name="P3"><text:span text:style-name="Source_20_Text"><text:span text:style-name="T25">1. </text:span></text:span><text:span text:style-name="Source_20_Text"><text:span text:style-name="T24">Аргументы метода</text:span></text:span></text:p>
      <text:p text:style-name="P2"><text:span text:style-name="Source_20_Text"><text:span text:style-name="T21"/></text:span></text:p>
      <text:p text:style-name="P3"><text:span text:style-name="Source_20_Text"><text:span text:style-name="T21">5.Как в Java называется следующая конструкция:</text:span></text:span></text:p>
      <text:p text:style-name="P3"><text:span text:style-name="Source_20_Text"><text:span text:style-name="T21">for (int i = 0; i &lt; 5; i++) {}</text:span></text:span></text:p>
      <text:p text:style-name="P3"><text:span text:style-name="Source_20_Text"><text:span text:style-name="T25">3. </text:span></text:span><text:span text:style-name="Source_20_Text"><text:span text:style-name="T24">Цикл</text:span></text:span></text:p>
      <text:p text:style-name="P6"/>
      <text:p text:style-name="P7">6.Чем является public static String text = "Hello World"; вследующем коде?</text:p>
      <text:p text:style-name="P7">public class Cat { public static String text = "Hello World"; }</text:p>
      <text:p text:style-name="P5"><text:span text:style-name="T25">3. </text:span><text:span text:style-name="T24">Переменная класса </text:span><text:span text:style-name="Source_20_Text"><text:span text:style-name="T26">(статическая переменная класса)</text:span></text:span></text:p>
      <text:p text:style-name="P7"/>
      <text:p text:style-name="P7">7.Какой переменной правильно присвоено значение?</text:p>
      <text:p text:style-name="P9"><text:span text:style-name="T12">4. </text:span>String d = "Hello"; </text:p>
      <text:p text:style-name="P7"/>
      <text:p text:style-name="P7">8.Какой тип хранимых данных у переменной, объявленной как int a?</text:p>
      <text:p text:style-name="P9"><text:span text:style-name="T12">4. </text:span>Целые числа</text:p>
      <text:p text:style-name="P7"/>
      <text:p text:style-name="P7">9.В каком пункте переменная с текстовым типом хранимых данных объявлена правильно?</text:p>
      <text:p text:style-name="P9"><text:span text:style-name="T12">1. </text:span>String s = "Amigo";</text:p>
      <text:p text:style-name="P7"/>
      <text:p text:style-name="P7">10.Как объявить две переменных типа int?</text:p>
      <text:p text:style-name="P9">1. int a, b;</text:p>
      <text:p text:style-name="P7"/>
      <text:p text:style-name="P7">11.Как правильно вывести сообщение: "Я программист!" на экран?</text:p>
      <text:p text:style-name="P9">3. System.out.println("Япрограммист!");</text:p>
      <text:p text:style-name="P6"/>
      <text:p text:style-name="P7">12.В каком из вариантов на экран выведется только 7?</text:p>
      <text:p text:style-name="P9">1. int a = 7;</text:p>
      <text:p text:style-name="P9">int b = 0 * 3;</text:p>
      <text:p text:style-name="P9">System.out.println(a + b);</text:p>
      <text:p text:style-name="P7"/>
      <text:p text:style-name="P7">13.Как правильно объявить переменную?</text:p>
      <text:p text:style-name="P9">2. String s;</text:p>
      <text:p text:style-name="P7"/>
      <text:p text:style-name="P8">14.Код String getCat() { } используется для объявления:</text:p>
      <text:p text:style-name="P10"><text:soft-page-break/>2. Метода</text:p>
      <text:p text:style-name="P7"/>
      <text:p text:style-name="P8">15.В каком пункте правильно объявлена переменная для хранения текста?</text:p>
      <text:p text:style-name="P10">2. public class Cat { String s; }</text:p>
      <text:p text:style-name="P7"/>
      <text:p text:style-name="P8">16.Что будет выведено в консоль после выполнения куска кода? System.out.println("2" + "2");</text:p>
      <text:p text:style-name="P10">3. 22</text:p>
      <text:p text:style-name="P6"/>
      <text:p text:style-name="P8">17.Как правильно объединить и вывести на экран две переменные?</text:p>
      <text:p text:style-name="P10">2. System.out.println(s + a);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sans-serif" svg:font-family="sans-serif"/>
    <style:font-face style:name="Times New Roman" svg:font-family="'Times New Roman'" style:font-family-generic="roman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Mono1" svg:font-family="'Liberation Mono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0pt" fo:language="ru" fo:country="RU" style:letter-kerning="false" style:font-name-asian="DejaVu Sans" style:font-size-asian="10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text-align="start" style:justify-single-word="false" fo:orphans="0" fo:widows="0" fo:hyphenation-ladder-count="no-limit" style:punctuation-wrap="hanging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ru" fo:country="RU" style:letter-kerning="false" style:font-name-asian="DejaVu Sans" style:font-family-asian="'DejaVu Sans'" style:font-family-generic-asian="system" style:font-pitch-asian="variable" style:font-size-asian="12pt" style:language-asian="zh" style:country-asian="CN" style:font-name-complex="Noto Sans Devanagari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size-asian="14pt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caption" style:family="paragraph" style:parent-style-name="Standard" style:default-outline-level="">
      <style:paragraph-properties fo:margin-top="0.212cm" fo:margin-bottom="0.212cm" style:contextual-spacing="false" text:number-lines="false" text:line-number="0"/>
      <style:text-properties fo:font-style="italic" style:font-style-asian="italic" style:font-style-complex="italic"/>
    </style:style>
    <style:style style:name="Preformatted_20_Text" style:display-name="Preformatted Text" style:family="paragraph" style:parent-style-name="Standard" style:default-outline-level="" style:class="html"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roman" style:font-pitch="variable" style:font-name-asian="Noto Sans Mono CJK SC" style:font-family-asian="'Noto Sans Mono CJK SC'" style:font-family-generic-asian="system" style:font-pitch-asian="variable" style:font-name-complex="Liberation Mono1" style:font-family-complex="'Liberation Mono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2-13T08:35:00</meta:creation-date>
    <dc:language>ru-RU</dc:language>
    <dc:date>2021-03-07T15:49:43.210125013</dc:date>
    <meta:editing-cycles>83</meta:editing-cycles>
    <meta:editing-duration>PT10H32M12S</meta:editing-duration>
    <meta:generator>LibreOffice/7.1.1.2$Linux_X86_64 LibreOffice_project/dd797d330b34196606d0870aaa694e9504402ca1</meta:generator>
    <meta:document-statistic meta:table-count="0" meta:image-count="0" meta:object-count="0" meta:page-count="2" meta:paragraph-count="38" meta:word-count="238" meta:character-count="1496" meta:non-whitespace-character-count="1295"/>
    <meta:user-defined meta:name="AppVersion">15.0000</meta:user-defined>
    <meta:template xlink:type="simple" xlink:actuate="onRequest" xlink:title="Normal.dotm" xlink:href=""/>
  </office:meta>
</office:document-meta>
</file>